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34722in" style:font-size-asian="0.34722in" style:font-size-complex="0.34722in" fo:letter-spacing="0in" fo:language="fi" fo:country="FI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34722in" style:font-size-asian="0.34722in" style:font-size-complex="0.347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4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03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04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04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04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75" draw:master-page-name="Master1-Layout1-title-Title-Slide" presentation:presentation-page-layout-name="Master1-PPL1" draw:id="Slide-256">
        <draw:frame draw:id="id74" presentation:style-name="a680" draw:name="Title 1" svg:x="1.66667in" svg:y="1.22743in" svg:width="10in" svg:height="2.61111in" presentation:class="title" presentation:placeholder="false">
          <draw:text-box>
            <text:p text:style-name="a679" text:class-names="" text:cond-style-name=""><text:span text:style-name="a676" text:class-names="">Tieto-</text:span><text:span text:style-name="a677" text:class-names=""><text:s text:c="1"/>ja<text:s text:c="1"/></text:span><text:span text:style-name="a678" text:class-names="">viestintä<text:line-break/>teknologia</text:span></text:p>
          </draw:text-box>
          <svg:title/>
          <svg:desc/>
        </draw:frame>
        <draw:frame draw:id="id75" presentation:style-name="a692" draw:name="Subtitle 2" svg:x="1.66667in" svg:y="3.93924in" svg:width="10in" svg:height="1.81076in" presentation:class="subtitle" presentation:placeholder="false">
          <draw:text-box>
            <text:p text:style-name="a683" text:class-names="" text:cond-style-name=""><text:span text:style-name="a681" text:class-names="">Esko Hanell</text:span><text:span text:style-name="a682" text:class-names=""/></text:p>
            <text:p text:style-name="a686" text:class-names="" text:cond-style-name=""><text:span text:style-name="a684" text:class-names=""><text:a xlink:href="mailto:esjutaha@student.jyu.fi" text:style-name="" text:visited-style-name="">esjutaha@student.jyu.fi</text:a></text:span><text:span text:style-name="a685" text:class-names=""/></text:p>
            <text:p text:style-name="a689" text:class-names="" text:cond-style-name=""><text:span text:style-name="a687" text:class-names="">29.7.2017</text:span><text:span text:style-name="a688" text:class-names=""/></text:p>
            <text:p text:style-name="a691" text:class-names="" text:cond-style-name=""><text:span text:style-name="a690" text:class-names=""/></text:p>
          </draw:text-box>
          <svg:title/>
          <svg:desc/>
        </draw:frame>
        <draw:frame draw:id="id76" draw:style-name="a695" draw:name="Date Placeholder 4" svg:x="0.91667in" svg:y="6.95139in" svg:width="3in" svg:height="0.39931in">
          <draw:text-box>
            <text:p text:style-name="a694" text:class-names="" text:cond-style-name=""><text:span text:style-name="a693" text:class-names="">29.7.2017</text:span></text:p>
          </draw:text-box>
          <svg:title/>
          <svg:desc/>
        </draw:frame>
        <draw:frame draw:id="id77" draw:style-name="a698" draw:name="Footer Placeholder 5" svg:x="4.41667in" svg:y="6.95139in" svg:width="4.5in" svg:height="0.39931in">
          <draw:text-box>
            <text:p text:style-name="a697" text:class-names="" text:cond-style-name=""><text:span text:style-name="a696" text:class-names="">Esko Hanell, esjutaha@student.jyu.fi</text:span></text:p>
          </draw:text-box>
          <svg:title/>
          <svg:desc/>
        </draw:frame>
        <draw:frame draw:id="id78" draw:style-name="a701" draw:name="Slide Number Placeholder 6" svg:x="9.41667in" svg:y="6.95139in" svg:width="3in" svg:height="0.39931in">
          <draw:text-box>
            <text:p text:style-name="a700" text:class-names="" text:cond-style-name=""><text:span text:style-name="a699" text:class-names=""><text:page-number style:num-format="1" text:fixed="false"/></text:span></text:p>
          </draw:text-box>
          <svg:title/>
          <svg:desc/>
        </draw:frame>
      </draw:page>
      <draw:page draw:name="Slide2" draw:style-name="a702" draw:master-page-name="Master1-Layout2-obj-Title-and-Content" presentation:presentation-page-layout-name="Master1-PPL2" draw:id="Slide-257">
        <draw:frame draw:id="id79" presentation:style-name="a709" draw:name="Title 1" svg:x="0.91667in" svg:y="0.39931in" svg:width="11.5in" svg:height="1.44965in" presentation:class="title" presentation:placeholder="false">
          <draw:text-box>
            <text:p text:style-name="a708" text:class-names="" text:cond-style-name=""><text:span text:style-name="a703" text:class-names="">Tieto-</text:span><text:span text:style-name="a704" text:class-names=""><text:s text:c="1"/>ja<text:s text:c="1"/></text:span><text:span text:style-name="a705" text:class-names="">viestintä<text:line-break/>teknologia</text:span><text:span text:style-name="a706" text:class-names=""><text:line-break/></text:span><text:span text:style-name="a707" text:class-names=""/></text:p>
          </draw:text-box>
          <svg:title/>
          <svg:desc/>
        </draw:frame>
        <draw:frame draw:id="id80" presentation:style-name="a733" draw:name="Content Placeholder 2" svg:x="0.91667in" svg:y="1.99653in" svg:width="11.5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0" text:class-names="">Tieto- ja viestintäteknologia (TVT) tai tieto- ja viestintätekniikka (engl.<text:s text:c="1"/></text:span><text:span text:style-name="a711" text:class-names="">information</text:span><text:span text:style-name="a712" text:class-names=""><text:s text:c="1"/>and<text:s text:c="1"/></text:span><text:span text:style-name="a713" text:class-names="">communication</text:span><text:span text:style-name="a714" text:class-names=""><text:s text:c="1"/></text:span><text:span text:style-name="a715" text:class-names="">technology</text:span><text:span text:style-name="a716" text:class-names=""><text:s text:c="1"/>eli ICT)<text:s text:c="1"/></text:span><text:span text:style-name="a717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20" text:class-names="">Magneettiset<text:s text:c="1"/></text:span><text:span text:style-name="a721" text:class-names="">levyt/kasetit, optiset levyt (CD, DVD yms.),<text:s text:c="1"/></text:span><text:span text:style-name="a722" text:class-names="">flash</text:span><text:span text:style-name="a723" text:class-names="">-muistit jne. Lähetysteknologia: radio ja televisio.</text:span></text:p>
              </text:list-item>
            </text:list>
            <text:list text:style-name="a732">
              <text:list-item>
                <text:p text:style-name="a731" text:class-names="" text:cond-style-name=""><text:span text:style-name="a726" text:class-names="">Teknologia, joka mahdollistaa kommunikoinnin kuvien, äänen ja videon välityksellä: mikrofoni, (</text:span><text:span text:style-name="a727" text:class-names="">web-</text:span><text:span text:style-name="a728" text:class-names="">)kamera, kaiutin, puhelin</text:span><text:span text:style-name="a729" text:class-names="">...</text:span><text:span text:style-name="a730" text:class-names=""/></text:p>
              </text:list-item>
            </text:list>
          </draw:text-box>
          <svg:title/>
          <svg:desc/>
        </draw:frame>
        <draw:frame draw:id="id81" draw:style-name="a736" draw:name="Date Placeholder 3" svg:x="0.91667in" svg:y="6.95139in" svg:width="3in" svg:height="0.39931in">
          <draw:text-box>
            <text:p text:style-name="a735" text:class-names="" text:cond-style-name=""><text:span text:style-name="a734" text:class-names="">29.7.2017</text:span></text:p>
          </draw:text-box>
          <svg:title/>
          <svg:desc/>
        </draw:frame>
        <draw:frame draw:id="id82" draw:style-name="a739" draw:name="Footer Placeholder 4" svg:x="4.41667in" svg:y="6.95139in" svg:width="4.5in" svg:height="0.39931in">
          <draw:text-box>
            <text:p text:style-name="a738" text:class-names="" text:cond-style-name=""><text:span text:style-name="a737" text:class-names="">Esko Hanell, esjutaha@student.jyu.fi</text:span></text:p>
          </draw:text-box>
          <svg:title/>
          <svg:desc/>
        </draw:frame>
        <draw:frame draw:id="id83" draw:style-name="a742" draw:name="Slide Number Placeholder 5" svg:x="9.41667in" svg:y="6.95139in" svg:width="3in" svg:height="0.39931in">
          <draw:text-box>
            <text:p text:style-name="a741" text:class-names="" text:cond-style-name=""><text:span text:style-name="a740" text:class-names=""><text:page-number style:num-format="1" text:fixed="false"/></text:span></text:p>
          </draw:text-box>
          <svg:title/>
          <svg:desc/>
        </draw:frame>
      </draw:page>
      <draw:page draw:name="Slide3" draw:style-name="a743" draw:master-page-name="Master1-Layout2-obj-Title-and-Content" presentation:presentation-page-layout-name="Master1-PPL2" draw:id="Slide-258">
        <draw:frame draw:id="id84" presentation:style-name="a748" draw:name="Title 1" svg:x="0.91667in" svg:y="0.39931in" svg:width="11.5in" svg:height="1.44965in" presentation:class="title" presentation:placeholder="false">
          <draw:text-box>
            <text:p text:style-name="a747" text:class-names="" text:cond-style-name=""><text:span text:style-name="a744" text:class-names="">Tieto- ja viestintäteknologian opetuskäyttö</text:span><text:span text:style-name="a745" text:class-names=""><text:line-break/></text:span><text:span text:style-name="a746" text:class-names=""/></text:p>
          </draw:text-box>
          <svg:title/>
          <svg:desc/>
        </draw:frame>
        <draw:frame draw:id="id85" presentation:style-name="a762" draw:name="Content Placeholder 2" svg:x="0.91667in" svg:y="1.99653in" svg:width="11.5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Tieto- ja viestintäteknologia (TVT) on tullut arkipäiväiseksi osaksi opetuksen luokkahuonekäytäntöjä.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Erityisesti oppimisvaikeuksista kärsivät oppilaat voivat hyötyä oppimisprosessia tukevasta teknologiasta.</text:span></text:p>
              </text:list-item>
            </text:list>
            <text:list text:style-name="a758">
              <text:list-item>
                <text:p text:style-name="a757" text:class-names="" text:cond-style-name=""><text:span text:style-name="a755" text:class-names="">Luokkahuoneeessa</text:span><text:span text:style-name="a756" text:class-names=""><text:s text:c="1"/>tapahtuvaan toimintaan TVT tarjoaa mahdollisuuksia asioiden esittämiseen, yhteiseen muokkaamiseen ja tallentamiseen.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  <draw:frame draw:id="id86" draw:style-name="a765" draw:name="Date Placeholder 4" svg:x="0.91667in" svg:y="6.95139in" svg:width="3in" svg:height="0.39931in">
          <draw:text-box>
            <text:p text:style-name="a764" text:class-names="" text:cond-style-name=""><text:span text:style-name="a763" text:class-names="">29.7.2017</text:span></text:p>
          </draw:text-box>
          <svg:title/>
          <svg:desc/>
        </draw:frame>
        <draw:frame draw:id="id87" draw:style-name="a768" draw:name="Footer Placeholder 5" svg:x="4.41667in" svg:y="6.95139in" svg:width="4.5in" svg:height="0.39931in">
          <draw:text-box>
            <text:p text:style-name="a767" text:class-names="" text:cond-style-name=""><text:span text:style-name="a766" text:class-names="">Esko Hanell, esjutaha@student.jyu.fi</text:span></text:p>
          </draw:text-box>
          <svg:title/>
          <svg:desc/>
        </draw:frame>
        <draw:frame draw:id="id88" draw:style-name="a771" draw:name="Slide Number Placeholder 6" svg:x="9.41667in" svg:y="6.95139in" svg:width="3in" svg:height="0.39931in">
          <draw:text-box>
            <text:p text:style-name="a770" text:class-names="" text:cond-style-name=""><text:span text:style-name="a769" text:class-names=""><text:page-number style:num-format="1" text:fixed="false"/></text:span></text:p>
          </draw:text-box>
          <svg:title/>
          <svg:desc/>
        </draw:frame>
      </draw:page>
      <draw:page draw:name="Slide6" draw:style-name="a772" draw:master-page-name="Master1-Layout2-obj-Title-and-Content" presentation:presentation-page-layout-name="Master1-PPL2" draw:id="Slide-261">
        <draw:frame draw:id="id89" presentation:style-name="a778" draw:name="Title 1" svg:x="0.91667in" svg:y="0.54687in" svg:width="11.5in" svg:height="1.44965in" presentation:class="title" presentation:placeholder="false">
          <draw:text-box>
            <text:p text:style-name="a777" text:class-names="" text:cond-style-name=""><text:span text:style-name="a773" text:class-names="">Tieto- ja viestintäteknologian suhde opetukseen voidaan<text:s text:c="1"/></text:span><text:span text:style-name="a774" text:class-names="">jakaa:</text:span><text:span text:style-name="a775" text:class-names=""><text:line-break/></text:span><text:span text:style-name="a776" text:class-names=""/></text:p>
          </draw:text-box>
          <svg:title/>
          <svg:desc/>
        </draw:frame>
        <draw:frame draw:id="id90" presentation:style-name="a797" draw:name="Content Placeholder 2" svg:x="0.91667in" svg:y="1.99653in" svg:width="11.5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TVT opetuksen kohteena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TVT oppimisen välineenä (esimerkiksi esitykset ja tiedonhaku)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TVT opetuksen järjestämisen työkaluna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TVT tarjoaa vaihtoehtoisen tavan perinteisen opetuksen rinnalle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TVT lisää oppilaiden itseohjautuvuutta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  <draw:frame draw:id="id91" draw:style-name="a800" draw:name="Date Placeholder 3" svg:x="0.91667in" svg:y="6.95139in" svg:width="3in" svg:height="0.39931in">
          <draw:text-box>
            <text:p text:style-name="a799" text:class-names="" text:cond-style-name=""><text:span text:style-name="a798" text:class-names="">29.7.2017</text:span></text:p>
          </draw:text-box>
          <svg:title/>
          <svg:desc/>
        </draw:frame>
        <draw:frame draw:id="id92" draw:style-name="a803" draw:name="Footer Placeholder 4" svg:x="4.41667in" svg:y="6.95139in" svg:width="4.5in" svg:height="0.39931in">
          <draw:text-box>
            <text:p text:style-name="a802" text:class-names="" text:cond-style-name=""><text:span text:style-name="a801" text:class-names="">Esko Hanell, esjutaha@student.jyu.fi</text:span></text:p>
          </draw:text-box>
          <svg:title/>
          <svg:desc/>
        </draw:frame>
        <draw:frame draw:id="id93" draw:style-name="a806" draw:name="Slide Number Placeholder 5" svg:x="9.41667in" svg:y="6.95139in" svg:width="3in" svg:height="0.39931in">
          <draw:text-box>
            <text:p text:style-name="a805" text:class-names="" text:cond-style-name=""><text:span text:style-name="a804" text:class-names=""><text:page-number style:num-format="1" text:fixed="false"/></text:span></text:p>
          </draw:text-box>
          <svg:title/>
          <svg:desc/>
        </draw:frame>
      </draw:page>
      <draw:page draw:name="Slide7" draw:style-name="a807" draw:master-page-name="Master1-Layout2-obj-Title-and-Content" presentation:presentation-page-layout-name="Master1-PPL2" draw:id="Slide-262">
        <draw:frame draw:id="id94" presentation:style-name="a812" draw:name="Title 1" svg:x="0.91667in" svg:y="0.39931in" svg:width="11.5in" svg:height="1.44965in" presentation:class="title" presentation:placeholder="false">
          <draw:text-box>
            <text:p text:style-name="a811" text:class-names="" text:cond-style-name=""><text:span text:style-name="a808" text:class-names="">Yhteisölliset teknologiat</text:span><text:span text:style-name="a809" text:class-names=""><text:line-break/></text:span><text:span text:style-name="a810" text:class-names=""/></text:p>
          </draw:text-box>
          <svg:title/>
          <svg:desc/>
        </draw:frame>
        <draw:frame draw:id="id95" presentation:style-name="a827" draw:name="Content Placeholder 2" svg:x="0.91667in" svg:y="1.99653in" svg:width="11.5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3" text:class-names="">Opetuksen ja oppimisen tukena käytettävät yhteisölliset<text:s text:c="1"/></text:span><text:span text:style-name="a814" text:class-names="">teknologiat.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17" text:class-names="">sähköposti</text:span><text:span text:style-name="a818" text:class-names="">, verkko-oppimisympäristöt, verkossa jaetut dokumentit ja<text:s text:c="1"/></text:span><text:span text:style-name="a819" text:class-names="">työryhmäohjelmistot.</text:span><text:span text:style-name="a820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3" text:class-names="">Kognitiivisten<text:s text:c="1"/></text:span><text:span text:style-name="a824" text:class-names="">periaatteiden mukaan suunniteltu yhteisöllisen oppimisen ympäristö voi tukea koko oppivan yhteisön tiedon tason kehittymistä.</text:span></text:p>
              </text:list-item>
            </text:list>
          </draw:text-box>
          <svg:title/>
          <svg:desc/>
        </draw:frame>
        <draw:frame draw:id="id96" draw:style-name="a830" draw:name="Date Placeholder 3" svg:x="0.91667in" svg:y="6.95139in" svg:width="3in" svg:height="0.39931in">
          <draw:text-box>
            <text:p text:style-name="a829" text:class-names="" text:cond-style-name=""><text:span text:style-name="a828" text:class-names="">29.7.2017</text:span></text:p>
          </draw:text-box>
          <svg:title/>
          <svg:desc/>
        </draw:frame>
        <draw:frame draw:id="id97" draw:style-name="a833" draw:name="Footer Placeholder 4" svg:x="4.41667in" svg:y="6.95139in" svg:width="4.5in" svg:height="0.39931in">
          <draw:text-box>
            <text:p text:style-name="a832" text:class-names="" text:cond-style-name=""><text:span text:style-name="a831" text:class-names="">Esko Hanell, esjutaha@student.jyu.fi</text:span></text:p>
          </draw:text-box>
          <svg:title/>
          <svg:desc/>
        </draw:frame>
        <draw:frame draw:id="id98" draw:style-name="a836" draw:name="Slide Number Placeholder 5" svg:x="9.41667in" svg:y="6.95139in" svg:width="3in" svg:height="0.39931in">
          <draw:text-box>
            <text:p text:style-name="a835" text:class-names="" text:cond-style-name=""><text:span text:style-name="a834" text:class-names=""><text:page-number style:num-format="1" text:fixed="false"/></text:span></text:p>
          </draw:text-box>
          <svg:title/>
          <svg:desc/>
        </draw:frame>
      </draw:page>
      <draw:page draw:name="Slide8" draw:style-name="a837" draw:master-page-name="Master1-Layout2-obj-Title-and-Content" presentation:presentation-page-layout-name="Master1-PPL2" draw:id="Slide-263">
        <draw:frame draw:id="id99" presentation:style-name="a842" draw:name="Title 1" svg:x="0.91667in" svg:y="0.39931in" svg:width="11.5in" svg:height="1.44965in" presentation:class="title" presentation:placeholder="false">
          <draw:text-box>
            <text:p text:style-name="a841" text:class-names="" text:cond-style-name=""><text:span text:style-name="a838" text:class-names="">Teknologia ja oppimisvaikeudet</text:span><text:span text:style-name="a839" text:class-names=""><text:line-break/></text:span><text:span text:style-name="a840" text:class-names=""/></text:p>
          </draw:text-box>
          <svg:title/>
          <svg:desc/>
        </draw:frame>
        <draw:frame draw:id="id100" presentation:style-name="a859" draw:name="Content Placeholder 2" svg:x="0.91667in" svg:y="1.99653in" svg:width="11.5in" svg:height="4.75868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3" text:class-names="">Tieto- ja viestintätekniikan opetuskäytöllä on huomattu olevan vaikutusta oppimisvaikeuksiin. (lähde?)</text:span><text:span text:style-name="a844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7" text:class-names="">Tieto- ja viestintäteknologian opetuskäytöllä voi olla erittäin myönteisiä vaikutuksia esimerkiksi vuorovaikutusongelmista kärsiville.</text:span><text:span text:style-name="a848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1" text:class-names="">Vastaukset<text:s text:c="1"/></text:span><text:span text:style-name="a852" text:class-names="">on muotoiltava huolellisemmin, sillä apuna ei voi käyttää fyysistä elekieltä. (lähde?)</text:span><text:span text:style-name="a853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  <draw:frame draw:id="id101" draw:style-name="a862" draw:name="Date Placeholder 3" svg:x="0.91667in" svg:y="6.95139in" svg:width="3in" svg:height="0.39931in">
          <draw:text-box>
            <text:p text:style-name="a861" text:class-names="" text:cond-style-name=""><text:span text:style-name="a860" text:class-names="">29.7.2017</text:span></text:p>
          </draw:text-box>
          <svg:title/>
          <svg:desc/>
        </draw:frame>
        <draw:frame draw:id="id102" draw:style-name="a865" draw:name="Footer Placeholder 4" svg:x="4.41667in" svg:y="6.95139in" svg:width="4.5in" svg:height="0.39931in">
          <draw:text-box>
            <text:p text:style-name="a864" text:class-names="" text:cond-style-name=""><text:span text:style-name="a863" text:class-names="">Esko Hanell, esjutaha@student.jyu.fi</text:span></text:p>
          </draw:text-box>
          <svg:title/>
          <svg:desc/>
        </draw:frame>
        <draw:frame draw:id="id103" draw:style-name="a868" draw:name="Slide Number Placeholder 5" svg:x="9.41667in" svg:y="6.95139in" svg:width="3in" svg:height="0.39931in">
          <draw:text-box>
            <text:p text:style-name="a867" text:class-names="" text:cond-style-name=""><text:span text:style-name="a866" text:class-names=""><text:page-number style:num-format="1" text:fixed="false"/></text:span></text:p>
          </draw:text-box>
          <svg:title/>
          <svg:desc/>
        </draw:frame>
      </draw:page>
      <draw:page draw:name="Slide10" draw:style-name="a869" draw:master-page-name="Master1-Layout2-obj-Title-and-Content" presentation:presentation-page-layout-name="Master1-PPL2" draw:id="Slide-265">
        <draw:frame draw:id="id104" presentation:style-name="a880" draw:name="Title 1" svg:x="0.91667in" svg:y="0.39931in" svg:width="11.5in" svg:height="1.44965in" presentation:class="title" presentation:placeholder="false">
          <draw:text-box>
            <text:p text:style-name="a879" text:class-names="" text:cond-style-name=""><text:span text:style-name="a870" text:class-names="">Teknologia</text:span><text:span text:style-name="a871" text:class-names=""><text:s text:c="1"/></text:span><text:span text:style-name="a872" text:class-names="">ja</text:span><text:span text:style-name="a873" text:class-names=""><text:s text:c="1"/></text:span><text:span text:style-name="a874" text:class-names="">opettajan</text:span><text:span text:style-name="a875" text:class-names=""><text:s text:c="1"/></text:span><text:span text:style-name="a876" text:class-names="">ammattitaito</text:span><text:span text:style-name="a877" text:class-names=""><text:line-break/></text:span><text:span text:style-name="a878" text:class-names=""/></text:p>
          </draw:text-box>
          <svg:title/>
          <svg:desc/>
        </draw:frame>
        <draw:frame draw:id="id105" presentation:style-name="a897" draw:name="Content Placeholder 2" svg:x="0.91667in" svg:y="1.99653in" svg:width="11.5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Tekniikan osallisuus opetustilanteissa on tuonut opettajan työnkuvaan paljon uusia osa-alueita.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Lisääntyneiden konkreettisten tehtävien ohella teknologia muuttaa opettajan roolia suhteessa oppilaisiin.</text:span></text:p>
              </text:list-item>
            </text:list>
            <text:list text:style-name="a890">
              <text:list-item>
                <text:p text:style-name="a889" text:class-names="" text:cond-style-name=""><text:span text:style-name="a887" text:class-names="">Teknologiaa koskevissa<text:s text:c="1"/></text:span><text:span text:style-name="a888" text:class-names="">kysymyksissä oppilaat ovat usein opettajaa valveutuneempia.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  <draw:frame draw:id="id106" draw:style-name="a900" draw:name="Date Placeholder 3" svg:x="0.91667in" svg:y="6.95139in" svg:width="3in" svg:height="0.39931in">
          <draw:text-box>
            <text:p text:style-name="a899" text:class-names="" text:cond-style-name=""><text:span text:style-name="a898" text:class-names="">29.7.2017</text:span></text:p>
          </draw:text-box>
          <svg:title/>
          <svg:desc/>
        </draw:frame>
        <draw:frame draw:id="id107" draw:style-name="a903" draw:name="Footer Placeholder 4" svg:x="4.41667in" svg:y="6.95139in" svg:width="4.5in" svg:height="0.39931in">
          <draw:text-box>
            <text:p text:style-name="a902" text:class-names="" text:cond-style-name=""><text:span text:style-name="a901" text:class-names="">Esko Hanell, esjutaha@student.jyu.fi</text:span></text:p>
          </draw:text-box>
          <svg:title/>
          <svg:desc/>
        </draw:frame>
        <draw:frame draw:id="id108" draw:style-name="a906" draw:name="Slide Number Placeholder 5" svg:x="9.41667in" svg:y="6.95139in" svg:width="3in" svg:height="0.39931in">
          <draw:text-box>
            <text:p text:style-name="a905" text:class-names="" text:cond-style-name=""><text:span text:style-name="a904" text:class-names=""><text:page-number style:num-format="1" text:fixed="false"/></text:span></text:p>
          </draw:text-box>
          <svg:title/>
          <svg:desc/>
        </draw:frame>
      </draw:page>
      <draw:page draw:name="Slide11" draw:style-name="a907" draw:master-page-name="Master1-Layout2-obj-Title-and-Content" presentation:presentation-page-layout-name="Master1-PPL2" draw:id="Slide-266">
        <draw:frame draw:id="id109" presentation:style-name="a912" draw:name="Title 1" svg:x="0.91667in" svg:y="0.39931in" svg:width="11.5in" svg:height="1.44965in" presentation:class="title" presentation:placeholder="false">
          <draw:text-box>
            <text:p text:style-name="a911" text:class-names="" text:cond-style-name=""><text:span text:style-name="a908" text:class-names="">Opetuskäytön ongelmia</text:span><text:span text:style-name="a909" text:class-names=""><text:line-break/></text:span><text:span text:style-name="a910" text:class-names=""/></text:p>
          </draw:text-box>
          <svg:title/>
          <svg:desc/>
        </draw:frame>
        <draw:frame draw:id="id110" presentation:style-name="a941" draw:name="Content Placeholder 2" svg:x="0.91667in" svg:y="1.99653in" svg:width="11.5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3" text:class-names="">Suurimpia<text:s text:c="1"/></text:span><text:span text:style-name="a914" text:class-names="">TVT:n</text:span><text:span text:style-name="a915" text:class-names=""><text:s text:c="1"/>opetuskäytön ongelmia on koulujen välinen eriarvoisuus.</text:span></text:p>
              </text:list-item>
            </text:list>
            <text:list text:style-name="a923">
              <text:list-item>
                <text:p text:style-name="a922" text:class-names="" text:cond-style-name=""><text:span text:style-name="a918" text:class-names="">Teknologisen struktuurin hankkiminen ja ylläpito<text:s text:c="1"/></text:span><text:span text:style-name="a919" text:class-names="">vaatii<text:s text:c="1"/></text:span><text:span text:style-name="a920" text:class-names="">kunnilta ja kouluilta suuria investointeja.</text:span><text:span text:style-name="a921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24" text:class-names="">Älypuhelinten yleistyminen on avannut oppimistilanteisiin oppilaiden omien laitteiden käyttömahdollisuuden (</text:span><text:span text:style-name="a925" text:class-names="">Bring</text:span><text:span text:style-name="a926" text:class-names=""><text:s text:c="1"/></text:span><text:span text:style-name="a927" text:class-names="">your</text:span><text:span text:style-name="a928" text:class-names=""><text:s text:c="1"/></text:span><text:span text:style-name="a929" text:class-names="">own</text:span><text:span text:style-name="a930" text:class-names=""><text:s text:c="1"/></text:span><text:span text:style-name="a931" text:class-names="">device</text:span><text:span text:style-name="a932" text:class-names="">, BYOD).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Ongelmia tuottavat myös opettajien riittämätön täydennyskoulutus ja koulutuksen toteuttamismuodot.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  <draw:frame draw:id="id111" draw:style-name="a944" draw:name="Date Placeholder 3" svg:x="0.91667in" svg:y="6.95139in" svg:width="3in" svg:height="0.39931in">
          <draw:text-box>
            <text:p text:style-name="a943" text:class-names="" text:cond-style-name=""><text:span text:style-name="a942" text:class-names="">29.7.2017</text:span></text:p>
          </draw:text-box>
          <svg:title/>
          <svg:desc/>
        </draw:frame>
        <draw:frame draw:id="id112" draw:style-name="a947" draw:name="Footer Placeholder 4" svg:x="4.41667in" svg:y="6.95139in" svg:width="4.5in" svg:height="0.39931in">
          <draw:text-box>
            <text:p text:style-name="a946" text:class-names="" text:cond-style-name=""><text:span text:style-name="a945" text:class-names="">Esko Hanell, esjutaha@student.jyu.fi</text:span></text:p>
          </draw:text-box>
          <svg:title/>
          <svg:desc/>
        </draw:frame>
        <draw:frame draw:id="id113" draw:style-name="a950" draw:name="Slide Number Placeholder 5" svg:x="9.41667in" svg:y="6.95139in" svg:width="3in" svg:height="0.39931in">
          <draw:text-box>
            <text:p text:style-name="a949" text:class-names="" text:cond-style-name=""><text:span text:style-name="a948" text:class-names=""><text:page-number style:num-format="1" text:fixed="false"/></text:span></text:p>
          </draw:text-box>
          <svg:title/>
          <svg:desc/>
        </draw:frame>
      </draw:page>
      <draw:page draw:name="Slide12" draw:style-name="a951" draw:master-page-name="Master1-Layout2-obj-Title-and-Content" presentation:presentation-page-layout-name="Master1-PPL2" draw:id="Slide-267">
        <draw:frame draw:id="id114" presentation:style-name="a954" draw:name="Title 1" svg:x="0.91667in" svg:y="0.39931in" svg:width="11.5in" svg:height="1.44965in" presentation:class="title" presentation:placeholder="false">
          <draw:text-box>
            <text:p text:style-name="a953" text:class-names="" text:cond-style-name=""><text:span text:style-name="a952" text:class-names="">Opetuskäytön ongelmia</text:span></text:p>
          </draw:text-box>
          <svg:title/>
          <svg:desc/>
        </draw:frame>
        <draw:frame draw:id="id115" presentation:style-name="a966" draw:name="Content Placeholder 2" svg:x="0.91667in" svg:y="1.99653in" svg:width="11.5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5" text:class-names="">Opiskelua tuetaan<text:s text:c="1"/></text:span><text:span text:style-name="a956" text:class-names="">uusilla toimilla siten, että se johtaisi ymmärtävään ja syvälliseen oppimiseen.</text:span><text:span text:style-name="a957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0" text:class-names="">Tarvitaan tutkijoiden<text:s text:c="1"/></text:span><text:span text:style-name="a961" text:class-names="">lisäksi<text:s text:c="1"/></text:span><text:span text:style-name="a962" text:class-names="">opettajia</text:span><text:span text:style-name="a963" text:class-names=""/></text:p>
              </text:list-item>
            </text:list>
          </draw:text-box>
          <svg:title/>
          <svg:desc/>
        </draw:frame>
        <draw:frame draw:id="id116" draw:style-name="a969" draw:name="Date Placeholder 3" svg:x="0.91667in" svg:y="6.95139in" svg:width="3in" svg:height="0.39931in">
          <draw:text-box>
            <text:p text:style-name="a968" text:class-names="" text:cond-style-name=""><text:span text:style-name="a967" text:class-names="">29.7.2017</text:span></text:p>
          </draw:text-box>
          <svg:title/>
          <svg:desc/>
        </draw:frame>
        <draw:frame draw:id="id117" draw:style-name="a972" draw:name="Footer Placeholder 4" svg:x="4.41667in" svg:y="6.95139in" svg:width="4.5in" svg:height="0.39931in">
          <draw:text-box>
            <text:p text:style-name="a971" text:class-names="" text:cond-style-name=""><text:span text:style-name="a970" text:class-names="">Esko Hanell, esjutaha@student.jyu.fi</text:span></text:p>
          </draw:text-box>
          <svg:title/>
          <svg:desc/>
        </draw:frame>
        <draw:frame draw:id="id118" draw:style-name="a975" draw:name="Slide Number Placeholder 5" svg:x="9.41667in" svg:y="6.95139in" svg:width="3in" svg:height="0.39931in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</draw:page>
      <draw:page draw:name="Slide14" draw:style-name="a976" draw:master-page-name="Master1-Layout2-obj-Title-and-Content" presentation:presentation-page-layout-name="Master1-PPL2" draw:id="Slide-269">
        <draw:frame draw:id="id119" draw:style-name="a979" draw:name="Date Placeholder 3" svg:x="0.91667in" svg:y="6.95139in" svg:width="3in" svg:height="0.39931in">
          <draw:text-box>
            <text:p text:style-name="a978" text:class-names="" text:cond-style-name=""><text:span text:style-name="a977" text:class-names="">29.7.2017</text:span></text:p>
          </draw:text-box>
          <svg:title/>
          <svg:desc/>
        </draw:frame>
        <draw:frame draw:id="id120" draw:style-name="a982" draw:name="Footer Placeholder 4" svg:x="4.41667in" svg:y="6.95139in" svg:width="4.5in" svg:height="0.39931in">
          <draw:text-box>
            <text:p text:style-name="a981" text:class-names="" text:cond-style-name=""><text:span text:style-name="a980" text:class-names="">Esko Hanell, esjutaha@student.jyu.fi</text:span></text:p>
          </draw:text-box>
          <svg:title/>
          <svg:desc/>
        </draw:frame>
        <draw:frame draw:id="id121" draw:style-name="a985" draw:name="Slide Number Placeholder 5" svg:x="9.41667in" svg:y="6.95139in" svg:width="3in" svg:height="0.39931in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  <draw:custom-shape svg:x="2.17177in" svg:y="1.90015in" svg:width="2.4915in" svg:height="0.76531in" draw:id="id122" draw:style-name="a988" draw:name="Rectangle 9">
          <svg:title/>
          <svg:desc/>
          <text:p text:style-name="a987" text:class-names="" text:cond-style-name=""><text:span text:style-name="a986" text:class-names="">Henkilö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2449in" svg:y="2.06122in" svg:width="2.57313in" svg:height="0.76531in" draw:id="id123" draw:style-name="a991" draw:name="Rectangle 10">
          <svg:title/>
          <svg:desc/>
          <text:p text:style-name="a990" text:class-names="" text:cond-style-name=""><text:span text:style-name="a989" text:class-names="">Nimikke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3776in" svg:y="4.61224in" svg:width="2.7432in" svg:height="0.82313in" draw:id="id124" draw:style-name="a994" draw:name="Rectangle 11">
          <svg:title/>
          <svg:desc/>
          <text:p text:style-name="a993" text:class-names="" text:cond-style-name=""><text:span text:style-name="a992" text:class-names="">Projekti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6633in" svg:y="4.97288in" svg:width="1.98809in" svg:height="0.62585in" draw:id="id125" draw:style-name="a997" draw:name="Rectangle 12">
          <svg:title/>
          <svg:desc/>
          <text:p text:style-name="a996" text:class-names="" text:cond-style-name=""><text:span text:style-name="a995" text:class-names="">Tehtävä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5984in" svg:y="3.40051in" svg:width="2.35799in" svg:height="0.71429in" draw:id="id126" draw:style-name="a1000" draw:name="Flowchart: Decision 13">
          <svg:title/>
          <svg:desc/>
          <text:p text:style-name="a999" text:class-names="" text:cond-style-name=""><text:span text:style-name="a998" text:class-names="">Valvojat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4.78885in" svg:y="2.87439in" svg:width="2.22449in" svg:height="0.71429in" draw:id="id127" draw:style-name="a1003" draw:name="Flowchart: Decision 14">
          <svg:title/>
          <svg:desc/>
          <text:p text:style-name="a1002" text:class-names="" text:cond-style-name=""><text:span text:style-name="a1001" text:class-names="">Tekijät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0.18548in" svg:y="3.12233in" svg:width="2.47566in" svg:height="0.71429in" draw:id="id128" draw:style-name="a1006" draw:name="Flowchart: Decision 15">
          <svg:title/>
          <svg:desc/>
          <text:p text:style-name="a1005" text:class-names="" text:cond-style-name=""><text:span text:style-name="a1004" text:class-names="">Määrääjät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5.2432in" svg:y="1.85374in" svg:width="3.11394in" svg:height="0.71429in" draw:id="id129" draw:style-name="a1009" draw:name="Flowchart: Decision 16">
          <svg:title/>
          <svg:desc/>
          <text:p text:style-name="a1008" text:class-names="" text:cond-style-name=""><text:span text:style-name="a1007" text:class-names="">Työnimike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2.65519in" svg:y="0.34209in" svg:width="1.64371in" svg:height="0.78061in" draw:id="id130" draw:style-name="a1012" draw:name="Oval 20">
          <svg:title/>
          <svg:desc/>
          <text:p text:style-name="a1011" text:class-names="" text:cond-style-name=""><text:span text:style-name="a1010" text:class-names="">Puhnro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76701in" svg:y="0.37865in" svg:width="1.64966in" svg:height="0.70748in" draw:id="id131" draw:style-name="a1015" draw:name="Oval 21">
          <svg:title/>
          <svg:desc/>
          <text:p text:style-name="a1014" text:class-names="" text:cond-style-name=""><text:span text:style-name="a1013" text:class-names="">Nimi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60278in" svg:y="0.39309in" svg:width="1.71599in" svg:height="0.72498in" draw:id="id132" draw:style-name="a1018" draw:name="Oval 22">
          <svg:title/>
          <svg:desc/>
          <text:p text:style-name="a1017" text:class-names="" text:cond-style-name=""><text:span text:style-name="a1016" text:class-names="">Email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47024in" svg:y="5.80562in" svg:width="1.47619in" svg:height="0.77331in" draw:id="id133" draw:style-name="a1021" draw:name="Oval 23">
          <svg:title/>
          <svg:desc/>
          <text:p text:style-name="a1020" text:class-names="" text:cond-style-name=""><text:span text:style-name="a1019" text:class-names="">Nimi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9252in" svg:y="4.86734in" svg:width="1.47619in" svg:height="0.77331in" draw:id="id134" draw:style-name="a1024" draw:name="Oval 24">
          <svg:title/>
          <svg:desc/>
          <text:p text:style-name="a1023" text:class-names="" text:cond-style-name=""><text:span text:style-name="a1022" text:class-names="">Nimi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5442in" svg:y="0.2997in" svg:width="1.47619in" svg:height="0.77331in" draw:id="id135" draw:style-name="a1027" draw:name="Oval 25">
          <svg:title/>
          <svg:desc/>
          <text:p text:style-name="a1026" text:class-names="" text:cond-style-name=""><text:span text:style-name="a1025" text:class-names="">Nimi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55984in" svg:y="5.80562in" svg:width="2.18761in" svg:height="0.77331in" draw:id="id136" draw:style-name="a1030" draw:name="Oval 26">
          <svg:title/>
          <svg:desc/>
          <text:p text:style-name="a1029" text:class-names="" text:cond-style-name=""><text:span text:style-name="a1028" text:class-names="">Alkamispvm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19048in" svg:y="5.92782in" svg:width="3.40136in" svg:height="0.77331in" draw:id="id137" draw:style-name="a1033" draw:name="Oval 27">
          <svg:title/>
          <svg:desc/>
          <text:p text:style-name="a1032" text:class-names="" text:cond-style-name=""><text:span text:style-name="a1031" text:class-names="">Päättymispvm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59184in" svg:y1="1.08613in" draw:start-shape="id131" draw:start-glue-point="2" svg:x2="3.41752in" svg:y2="1.90015in" draw:end-shape="id122" draw:end-glue-point="0" draw:id="id138" draw:style-name="a1034" draw:name="Straight Connector 29">
          <svg:title/>
          <svg:desc/>
        </draw:connector>
        <draw:connector draw:type="line" svg:x1="4.66327in" svg:y1="2.28281in" draw:start-shape="id122" draw:start-glue-point="1" svg:x2="5.2432in" svg:y2="2.21088in" draw:end-shape="id129" draw:end-glue-point="3" draw:id="id139" draw:style-name="a1035" draw:name="Straight Connector 30">
          <svg:title/>
          <svg:desc/>
        </draw:connector>
        <draw:connector draw:type="line" svg:x1="3.47704in" svg:y1="1.1227in" draw:start-shape="id130" draw:start-glue-point="2" svg:x2="3.41752in" svg:y2="1.90015in" draw:end-shape="id122" draw:end-glue-point="0" draw:id="id140" draw:style-name="a1036" draw:name="Straight Connector 31">
          <svg:title/>
          <svg:desc/>
        </draw:connector>
        <draw:connector draw:type="line" svg:x1="5.46078in" svg:y1="1.11807in" draw:start-shape="id132" draw:start-glue-point="2" svg:x2="3.41752in" svg:y2="1.90015in" draw:end-shape="id122" draw:end-glue-point="0" draw:id="id141" draw:style-name="a1037" draw:name="Straight Connector 32">
          <svg:title/>
          <svg:desc/>
        </draw:connector>
        <draw:connector draw:type="line" svg:x1="10.79251in" svg:y1="1.07301in" draw:start-shape="id135" draw:start-glue-point="2" svg:x2="10.51105in" svg:y2="2.06122in" draw:end-shape="id123" draw:end-glue-point="0" draw:id="id142" draw:style-name="a1038" draw:name="Straight Connector 33">
          <svg:title/>
          <svg:desc/>
        </draw:connector>
        <draw:connector draw:type="line" svg:x1="4.00936in" svg:y1="5.43537in" draw:start-shape="id124" draw:start-glue-point="2" svg:x2="6.89116in" svg:y2="5.92782in" draw:end-shape="id137" draw:end-glue-point="0" draw:id="id143" draw:style-name="a1039" draw:name="Straight Connector 47">
          <svg:title/>
          <svg:desc/>
        </draw:connector>
        <draw:connector draw:type="line" svg:x1="1.42331in" svg:y1="3.83662in" draw:start-shape="id128" draw:start-glue-point="2" svg:x2="4.00936in" svg:y2="4.61224in" draw:end-shape="id124" draw:end-glue-point="0" draw:id="id144" draw:style-name="a1040" draw:name="Straight Connector 48">
          <svg:title/>
          <svg:desc/>
        </draw:connector>
        <draw:connector draw:type="line" svg:x1="5.90109in" svg:y1="2.87439in" draw:start-shape="id127" draw:start-glue-point="0" svg:x2="3.41752in" svg:y2="2.66546in" draw:end-shape="id122" draw:end-glue-point="2" draw:id="id145" draw:style-name="a1041" draw:name="Straight Connector 49">
          <svg:title/>
          <svg:desc/>
        </draw:connector>
        <draw:connector draw:type="line" svg:x1="1.42331in" svg:y1="3.12233in" draw:start-shape="id128" draw:start-glue-point="0" svg:x2="3.41752in" svg:y2="2.66546in" draw:end-shape="id122" draw:end-glue-point="2" draw:id="id146" draw:style-name="a1042" draw:name="Straight Connector 50">
          <svg:title/>
          <svg:desc/>
        </draw:connector>
        <draw:connector draw:type="line" svg:x1="3.73883in" svg:y1="3.40051in" draw:start-shape="id126" draw:start-glue-point="0" svg:x2="3.41752in" svg:y2="2.66546in" draw:end-shape="id122" draw:end-glue-point="2" draw:id="id147" draw:style-name="a1043" draw:name="Straight Connector 51">
          <svg:title/>
          <svg:desc/>
        </draw:connector>
        <draw:connector draw:type="line" svg:x1="5.90109in" svg:y1="3.58868in" draw:start-shape="id127" draw:start-glue-point="2" svg:x2="4.00936in" svg:y2="4.61224in" draw:end-shape="id124" draw:end-glue-point="0" draw:id="id148" draw:style-name="a1044" draw:name="Straight Connector 60">
          <svg:title/>
          <svg:desc/>
        </draw:connector>
        <draw:connector draw:type="line" svg:x1="4.00936in" svg:y1="4.61224in" draw:start-shape="id124" draw:start-glue-point="0" svg:x2="3.73883in" svg:y2="4.1148in" draw:end-shape="id126" draw:end-glue-point="2" draw:id="id149" draw:style-name="a1045" draw:name="Straight Connector 61">
          <svg:title/>
          <svg:desc/>
        </draw:connector>
        <draw:connector draw:type="line" svg:x1="4.00936in" svg:y1="5.43537in" draw:start-shape="id124" draw:start-glue-point="2" svg:x2="3.65364in" svg:y2="5.80562in" draw:end-shape="id136" draw:end-glue-point="0" draw:id="id150" draw:style-name="a1046" draw:name="Straight Connector 79">
          <svg:title/>
          <svg:desc/>
        </draw:connector>
        <draw:connector draw:type="line" svg:x1="7.01334in" svg:y1="3.23153in" draw:start-shape="id127" draw:start-glue-point="1" svg:x2="9.06038in" svg:y2="4.97288in" draw:end-shape="id125" draw:end-glue-point="0" draw:id="id151" draw:style-name="a1047" draw:name="Straight Connector 82">
          <svg:title/>
          <svg:desc/>
        </draw:connector>
        <draw:connector draw:type="line" svg:x1="10.79252in" svg:y1="5.25399in" draw:start-shape="id134" draw:start-glue-point="3" svg:x2="10.05442in" svg:y2="5.2858in" draw:end-shape="id125" draw:end-glue-point="1" draw:id="id152" draw:style-name="a1048" draw:name="Straight Connector 85">
          <svg:title/>
          <svg:desc/>
        </draw:connector>
        <draw:connector draw:type="line" svg:x1="1.20833in" svg:y1="5.80562in" draw:start-shape="id133" draw:start-glue-point="0" svg:x2="4.00936in" svg:y2="5.43537in" draw:end-shape="id124" draw:end-glue-point="2" draw:id="id153" draw:style-name="a1049" draw:name="Straight Connector 93">
          <svg:title/>
          <svg:desc/>
        </draw:connector>
        <draw:connector draw:type="line" svg:x1="9.22449in" svg:y1="2.44387in" draw:start-shape="id123" draw:start-glue-point="3" svg:x2="8.35714in" svg:y2="2.21088in" draw:end-shape="id129" draw:end-glue-point="1" draw:id="id154" draw:style-name="a1050" draw:name="Straight Connector 105">
          <svg:title/>
          <svg:desc/>
        </draw:connector>
        <draw:frame draw:id="id155" draw:style-name="a1053" draw:name="TextBox 114" svg:x="1.45931in" svg:y="2.5647in" svg:width="0.32993in" svg:height="0.40391in">
          <draw:text-box>
            <text:p text:style-name="a1052" text:class-names="" text:cond-style-name=""><text:span text:style-name="a1051" text:class-names="">1</text:span></text:p>
          </draw:text-box>
          <svg:title/>
          <svg:desc/>
        </draw:frame>
        <draw:frame draw:id="id156" draw:style-name="a1056" draw:name="TextBox 116" svg:x="5.54801in" svg:y="3.63467in" svg:width="0.41758in" svg:height="0.40391in">
          <draw:text-box>
            <text:p text:style-name="a1055" text:class-names="" text:cond-style-name=""><text:span text:style-name="a1054" text:class-names="">M</text:span></text:p>
          </draw:text-box>
          <svg:title/>
          <svg:desc/>
        </draw:frame>
        <draw:frame draw:id="id157" draw:style-name="a1059" draw:name="TextBox 117" svg:x="3.80056in" svg:y="4.10221in" svg:width="0.41758in" svg:height="0.40391in">
          <draw:text-box>
            <text:p text:style-name="a1058" text:class-names="" text:cond-style-name=""><text:span text:style-name="a1057" text:class-names="">M</text:span></text:p>
          </draw:text-box>
          <svg:title/>
          <svg:desc/>
        </draw:frame>
        <draw:frame draw:id="id158" draw:style-name="a1062" draw:name="TextBox 118" svg:x="1.58614in" svg:y="3.99035in" svg:width="0.41758in" svg:height="0.40391in">
          <draw:text-box>
            <text:p text:style-name="a1061" text:class-names="" text:cond-style-name=""><text:span text:style-name="a1060" text:class-names="">M</text:span></text:p>
          </draw:text-box>
          <svg:title/>
          <svg:desc/>
        </draw:frame>
        <draw:frame draw:id="id159" draw:style-name="a1065" draw:name="TextBox 119" svg:x="3.6365in" svg:y="2.97584in" svg:width="0.41758in" svg:height="0.40391in">
          <draw:text-box>
            <text:p text:style-name="a1064" text:class-names="" text:cond-style-name=""><text:span text:style-name="a1063" text:class-names="">M</text:span></text:p>
          </draw:text-box>
          <svg:title/>
          <svg:desc/>
        </draw:frame>
        <draw:frame draw:id="id160" draw:style-name="a1068" draw:name="TextBox 120" svg:x="5.36712in" svg:y="2.53236in" svg:width="0.41758in" svg:height="0.40391in">
          <draw:text-box>
            <text:p text:style-name="a1067" text:class-names="" text:cond-style-name=""><text:span text:style-name="a1066" text:class-names="">M</text:span></text:p>
          </draw:text-box>
          <svg:title/>
          <svg:desc/>
        </draw:frame>
        <draw:frame draw:id="id161" draw:style-name="a1071" draw:name="TextBox 121" svg:x="4.80856in" svg:y="1.90073in" svg:width="0.41758in" svg:height="0.40391in">
          <draw:text-box>
            <text:p text:style-name="a1070" text:class-names="" text:cond-style-name=""><text:span text:style-name="a1069" text:class-names="">M</text:span></text:p>
          </draw:text-box>
          <svg:title/>
          <svg:desc/>
        </draw:frame>
        <draw:frame draw:id="id162" draw:style-name="a1074" draw:name="TextBox 122" svg:x="8.78865in" svg:y="1.99839in" svg:width="0.32993in" svg:height="0.40391in">
          <draw:text-box>
            <text:p text:style-name="a1073" text:class-names="" text:cond-style-name=""><text:span text:style-name="a1072" text:class-names="">1</text:span></text:p>
          </draw:text-box>
          <svg:title/>
          <svg:desc/>
        </draw:frame>
        <draw:frame draw:id="id163" draw:style-name="a1077" draw:name="TextBox 127" svg:x="8.85158in" svg:y="4.44184in" svg:width="0.41758in" svg:height="0.40391in">
          <draw:text-box>
            <text:p text:style-name="a1076" text:class-names="" text:cond-style-name=""><text:span text:style-name="a1075" text:class-names="">M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 style:parent-style-name="Graphics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none" draw:stroke="solid" svg:stroke-width="0.01389in" svg:stroke-color="#000000" svg:stroke-opacity="100%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" style:parent-style-name="Graphics">
      <style:graphic-properties draw:fill="none" draw:stroke="none"/>
    </style:style>
    <style:style style:family="paragraph" style:name="a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 style:parent-style-name="Graphics">
      <style:graphic-properties draw:fill="none" draw:stroke="non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draw:stroke="non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draw:fill="none" draw:stroke="solid" svg:stroke-width="0.01389in" svg:stroke-color="#000000" svg:stroke-opacity="100%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3" style:parent-style-name="Graphics">
      <style:graphic-properties draw:fill="none" draw:stroke="non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7" style:parent-style-name="Graphics">
      <style:graphic-properties draw:fill="none" draw:stroke="non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5" style:parent-style-name="Graphics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3" style:parent-style-name="Graphics">
      <style:graphic-properties draw:fill="none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 style:parent-style-name="Graphics">
      <style:graphic-properties draw:fill="none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7" style:parent-style-name="Graphics">
      <style:graphic-properties draw:fill="none" draw:stroke="non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52778in" style:font-size-asian="0.52778in" style:font-size-complex="0.52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2" text:class-names="">29.7.2017</text:span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>Esko Hanell, esjutaha@student.jyu.fi</text:span></text:p>
        </draw:text-box>
        <svg:title/>
        <svg:desc/>
      </draw:frame>
      <draw:frame draw:id="id4" presentation:style-name="a30" draw:name="Slide Number Placeholder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frame draw:id="id5" draw:style-name="a31" draw:name="Picture 6" svg:x="12.1in" svg:y="0in" svg:width="1.23333in" svg:height="1.86017in" style:rel-width="scale" style:rel-height="scale">
        <draw:image xlink:href="media/image1.emf" xlink:type="simple" xlink:show="embed" xlink:actuate="onLoad"/>
        <svg:title/>
        <svg:desc/>
      </draw:frame>
      <presentation:notes style:page-layout-name="pageLayout2" draw:style-name="a62">
        <draw:frame draw:id="id6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9.8.2017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9" draw:name="Slide Image Placeholder 3">
          <svg:title/>
          <svg:desc/>
        </draw:page-thumbnail>
        <draw:frame draw:id="id9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2" draw:layer="Master1-bg" draw:style-name="a64" draw:name="Picture 6" svg:x="12.1in" svg:y="0in" svg:width="1.23333in" svg:height="1.86017in" style:rel-width="scale" style:rel-height="scale">
        <draw:image xlink:href="media/image1.emf" xlink:type="simple" xlink:show="embed" xlink:actuate="onLoad"/>
        <svg:title/>
        <svg:desc/>
      </draw:frame>
      <draw:frame draw:id="id13" presentation:style-name="a68" draw:name="Title 1" svg:x="1.66667in" svg:y="1.22743in" svg:width="10in" svg:height="2.61111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4" presentation:style-name="a72" draw:name="Subtitle 2" svg:x="1.66667in" svg:y="3.93924in" svg:width="10in" svg:height="1.81076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5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3" text:class-names="">29.7.2017</text:span></text:p>
        </draw:text-box>
        <svg:title/>
        <svg:desc/>
      </draw:frame>
      <draw:frame draw:id="id16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>Esko Hanell, esjutaha@student.jyu.fi</text:span></text:p>
        </draw:text-box>
        <svg:title/>
        <svg:desc/>
      </draw:frame>
      <draw:frame draw:id="id17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6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7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9.8.2017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89" draw:name="Slide Image Placeholder 3">
          <svg:title/>
          <svg:desc/>
        </draw:page-thumbnail>
        <draw:frame draw:id="id9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1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8" draw:layer="Master1-bg" draw:style-name="a114" draw:name="Picture 6" svg:x="12.1in" svg:y="0in" svg:width="1.23333in" svg:height="1.86017in" style:rel-width="scale" style:rel-height="scale">
        <draw:image xlink:href="media/image1.emf" xlink:type="simple" xlink:show="embed" xlink:actuate="onLoad"/>
        <svg:title/>
        <svg:desc/>
      </draw:frame>
      <draw:frame draw:id="id19" presentation:style-name="a118" draw:name="Title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5" text:class-names="">Click to edit Master title style</text:span><text:span text:style-name="a116" text:class-names=""/></text:p>
        </draw:text-box>
        <svg:title/>
        <svg:desc/>
      </draw:frame>
      <draw:frame draw:id="id20" presentation:style-name="a135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1" text:class-names="">Fifth level</text:span><text:span text:style-name="a1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6" text:class-names="">29.7.2017</text:span></text:p>
        </draw:text-box>
        <svg:title/>
        <svg:desc/>
      </draw:frame>
      <draw:frame draw:id="id22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>Esko Hanell, esjutaha@student.jyu.fi</text:span></text:p>
        </draw:text-box>
        <svg:title/>
        <svg:desc/>
      </draw:frame>
      <draw:frame draw:id="id23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6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7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9.8.2017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2" draw:name="Slide Image Placeholder 3">
          <svg:title/>
          <svg:desc/>
        </draw:page-thumbnail>
        <draw:frame draw:id="id9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1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4" draw:layer="Master1-bg" draw:style-name="a177" draw:name="Picture 6" svg:x="12.1in" svg:y="0in" svg:width="1.23333in" svg:height="1.86017in" style:rel-width="scale" style:rel-height="scale">
        <draw:image xlink:href="media/image1.emf" xlink:type="simple" xlink:show="embed" xlink:actuate="onLoad"/>
        <svg:title/>
        <svg:desc/>
      </draw:frame>
      <draw:frame draw:id="id25" presentation:style-name="a181" draw:name="Title 1" svg:x="0.90972in" svg:y="1.86979in" svg:width="11.5in" svg:height="3.11979in" presentation:class="title" presentation:placeholder="false">
        <draw:text-box>
          <text:p text:style-name="a180" text:class-names="" text:cond-style-name=""><text:span text:style-name="a178" text:class-names="">Click to edit Master title style</text:span><text:span text:style-name="a179" text:class-names=""/></text:p>
        </draw:text-box>
        <svg:title/>
        <svg:desc/>
      </draw:frame>
      <draw:frame draw:id="id26" presentation:style-name="a185" draw:name="Text Placeholder 2" svg:x="0.90972in" svg:y="5.0191in" svg:width="11.5in" svg:height="1.64062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>Edit Master text styles</text:span></text:p>
            </text:list-item>
          </text:list>
        </draw:text-box>
        <svg:title/>
        <svg:desc/>
      </draw:frame>
      <draw:frame draw:id="id27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6" text:class-names="">29.7.2017</text:span></text:p>
        </draw:text-box>
        <svg:title/>
        <svg:desc/>
      </draw:frame>
      <draw:frame draw:id="id28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>Esko Hanell, esjutaha@student.jyu.fi</text:span></text:p>
        </draw:text-box>
        <svg:title/>
        <svg:desc/>
      </draw:frame>
      <draw:frame draw:id="id29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6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7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9.8.2017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2" draw:name="Slide Image Placeholder 3">
          <svg:title/>
          <svg:desc/>
        </draw:page-thumbnail>
        <draw:frame draw:id="id9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1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30" draw:layer="Master1-bg" draw:style-name="a227" draw:name="Picture 7" svg:x="12.1in" svg:y="0in" svg:width="1.23333in" svg:height="1.86017in" style:rel-width="scale" style:rel-height="scale">
        <draw:image xlink:href="media/image1.emf" xlink:type="simple" xlink:show="embed" xlink:actuate="onLoad"/>
        <svg:title/>
        <svg:desc/>
      </draw:frame>
      <draw:frame draw:id="id31" presentation:style-name="a231" draw:name="Title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2" presentation:style-name="a248" draw:name="Content Placeholder 2" svg:x="0.91667in" svg:y="1.99653in" svg:width="5.66667in" svg:height="4.75868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Edit Master text styles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 le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Fifth level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65" draw:name="Content Placeholder 3" svg:x="6.75in" svg:y="1.99653in" svg:width="5.66667in" svg:height="4.75868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Fifth level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6" text:class-names="">29.7.2017</text:span></text:p>
        </draw:text-box>
        <svg:title/>
        <svg:desc/>
      </draw:frame>
      <draw:frame draw:id="id35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>Esko Hanell, esjutaha@student.jyu.fi</text:span></text:p>
        </draw:text-box>
        <svg:title/>
        <svg:desc/>
      </draw:frame>
      <draw:frame draw:id="id36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6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7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9.8.2017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82" draw:name="Slide Image Placeholder 3">
          <svg:title/>
          <svg:desc/>
        </draw:page-thumbnail>
        <draw:frame draw:id="id9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1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7" draw:layer="Master1-bg" draw:style-name="a307" draw:name="Picture 9" svg:x="12.1in" svg:y="0in" svg:width="1.23333in" svg:height="1.86017in" style:rel-width="scale" style:rel-height="scale">
        <draw:image xlink:href="media/image1.emf" xlink:type="simple" xlink:show="embed" xlink:actuate="onLoad"/>
        <svg:title/>
        <svg:desc/>
      </draw:frame>
      <draw:frame draw:id="id38" presentation:style-name="a311" draw:name="Title 1" svg:x="0.9184in" svg:y="0.39931in" svg:width="11.5in" svg:height="1.44965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39" presentation:style-name="a315" draw:name="Text Placeholder 2" svg:x="0.9184in" svg:y="1.83854in" svg:width="5.64062in" svg:height="0.90104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Edit Master text styles</text:span></text:p>
            </text:list-item>
          </text:list>
        </draw:text-box>
        <svg:title/>
        <svg:desc/>
      </draw:frame>
      <draw:frame draw:id="id40" presentation:style-name="a332" draw:name="Content Placeholder 3" svg:x="0.9184in" svg:y="2.73958in" svg:width="5.64062in" svg:height="4.02951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Second level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hird level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Fifth level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36" draw:name="Text Placeholder 4" svg:x="6.75in" svg:y="1.83854in" svg:width="5.6684in" svg:height="0.90104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Edit Master text styles</text:span></text:p>
            </text:list-item>
          </text:list>
        </draw:text-box>
        <svg:title/>
        <svg:desc/>
      </draw:frame>
      <draw:frame draw:id="id42" presentation:style-name="a353" draw:name="Content Placeholder 5" svg:x="6.75in" svg:y="2.73958in" svg:width="5.6684in" svg:height="4.02951in" presentation:class="object" presentation:placeholder="false">
        <draw:text-box>
          <text:list text:style-name="a339">
            <text:list-item>
              <text:p text:style-name="a338" text:class-names="" text:cond-style-name=""><text:span text:style-name="a337" text:class-names="">Edit Master text styles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Second level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Third level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49" text:class-names="">Fifth level</text:span><text:span text:style-name="a3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4" text:class-names="">29.7.2017</text:span></text:p>
        </draw:text-box>
        <svg:title/>
        <svg:desc/>
      </draw:frame>
      <draw:frame draw:id="id44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>Esko Hanell, esjutaha@student.jyu.fi</text:span></text:p>
        </draw:text-box>
        <svg:title/>
        <svg:desc/>
      </draw:frame>
      <draw:frame draw:id="id45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6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7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9.8.2017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0" draw:name="Slide Image Placeholder 3">
          <svg:title/>
          <svg:desc/>
        </draw:page-thumbnail>
        <draw:frame draw:id="id9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1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6" draw:layer="Master1-bg" draw:style-name="a395" draw:name="Picture 5" svg:x="12.1in" svg:y="0in" svg:width="1.23333in" svg:height="1.86017in" style:rel-width="scale" style:rel-height="scale">
        <draw:image xlink:href="media/image1.emf" xlink:type="simple" xlink:show="embed" xlink:actuate="onLoad"/>
        <svg:title/>
        <svg:desc/>
      </draw:frame>
      <draw:frame draw:id="id47" presentation:style-name="a399" draw:name="Title 1" svg:x="0.91667in" svg:y="0.39931in" svg:width="11.5in" svg:height="1.44965in" presentation:class="title" presentation:placeholder="false">
        <draw:text-box>
          <text:p text:style-name="a398" text:class-names="" text:cond-style-name=""><text:span text:style-name="a396" text:class-names="">Click to edit Master title style</text:span><text:span text:style-name="a397" text:class-names=""/></text:p>
        </draw:text-box>
        <svg:title/>
        <svg:desc/>
      </draw:frame>
      <draw:frame draw:id="id48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400" text:class-names="">29.7.2017</text:span></text:p>
        </draw:text-box>
        <svg:title/>
        <svg:desc/>
      </draw:frame>
      <draw:frame draw:id="id49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>Esko Hanell, esjutaha@student.jyu.fi</text:span></text:p>
        </draw:text-box>
        <svg:title/>
        <svg:desc/>
      </draw:frame>
      <draw:frame draw:id="id50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6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7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9.8.2017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16" draw:name="Slide Image Placeholder 3">
          <svg:title/>
          <svg:desc/>
        </draw:page-thumbnail>
        <draw:frame draw:id="id9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1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51" draw:layer="Master1-bg" draw:style-name="a441" draw:name="Picture 4" svg:x="12.1in" svg:y="0in" svg:width="1.23333in" svg:height="1.86017in" style:rel-width="scale" style:rel-height="scale">
        <draw:image xlink:href="media/image1.emf" xlink:type="simple" xlink:show="embed" xlink:actuate="onLoad"/>
        <svg:title/>
        <svg:desc/>
      </draw:frame>
      <draw:frame draw:id="id52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2" text:class-names="">29.7.2017</text:span></text:p>
        </draw:text-box>
        <svg:title/>
        <svg:desc/>
      </draw:frame>
      <draw:frame draw:id="id53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>Esko Hanell, esjutaha@student.jyu.fi</text:span></text:p>
        </draw:text-box>
        <svg:title/>
        <svg:desc/>
      </draw:frame>
      <draw:frame draw:id="id54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6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7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9.8.2017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58" draw:name="Slide Image Placeholder 3">
          <svg:title/>
          <svg:desc/>
        </draw:page-thumbnail>
        <draw:frame draw:id="id9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1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55" draw:layer="Master1-bg" draw:style-name="a483" draw:name="Picture 7" svg:x="12.1in" svg:y="0in" svg:width="1.23333in" svg:height="1.86017in" style:rel-width="scale" style:rel-height="scale">
        <draw:image xlink:href="media/image1.emf" xlink:type="simple" xlink:show="embed" xlink:actuate="onLoad"/>
        <svg:title/>
        <svg:desc/>
      </draw:frame>
      <draw:frame draw:id="id56" presentation:style-name="a487" draw:name="Title 1" svg:x="0.9184in" svg:y="0.5in" svg:width="4.30035in" svg:height="1.75in" presentation:class="title" presentation:placeholder="false">
        <draw:text-box>
          <text:p text:style-name="a486" text:class-names="" text:cond-style-name=""><text:span text:style-name="a484" text:class-names="">Click to edit Master title style</text:span><text:span text:style-name="a485" text:class-names=""/></text:p>
        </draw:text-box>
        <svg:title/>
        <svg:desc/>
      </draw:frame>
      <draw:frame draw:id="id57" presentation:style-name="a504" draw:name="Content Placeholder 2" svg:x="5.6684in" svg:y="1.07986in" svg:width="6.75in" svg:height="5.32986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Edit Master text styles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Second level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hird level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list text:style-name="a503">
                            <text:list-item>
                              <text:p text:style-name="a502" text:class-names="" text:cond-style-name=""><text:span text:style-name="a500" text:class-names="">Fifth level</text:span><text:span text:style-name="a5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08" draw:name="Text Placeholder 3" svg:x="0.9184in" svg:y="2.25in" svg:width="4.30035in" svg:height="4.1684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>Edit Master text styles</text:span></text:p>
            </text:list-item>
          </text:list>
        </draw:text-box>
        <svg:title/>
        <svg:desc/>
      </draw:frame>
      <draw:frame draw:id="id59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9" text:class-names="">29.7.2017</text:span></text:p>
        </draw:text-box>
        <svg:title/>
        <svg:desc/>
      </draw:frame>
      <draw:frame draw:id="id60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>Esko Hanell, esjutaha@student.jyu.fi</text:span></text:p>
        </draw:text-box>
        <svg:title/>
        <svg:desc/>
      </draw:frame>
      <draw:frame draw:id="id61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6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7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9.8.2017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25" draw:name="Slide Image Placeholder 3">
          <svg:title/>
          <svg:desc/>
        </draw:page-thumbnail>
        <draw:frame draw:id="id9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1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vertTx-Title-and-Vertical-Text" style:page-layout-name="pageLayout1" draw:style-name="a549">
      <draw:frame draw:id="id62" draw:layer="Master1-bg" draw:style-name="a550" draw:name="Picture 6" svg:x="12.1in" svg:y="0in" svg:width="1.23333in" svg:height="1.86017in" style:rel-width="scale" style:rel-height="scale">
        <draw:image xlink:href="media/image1.emf" xlink:type="simple" xlink:show="embed" xlink:actuate="onLoad"/>
        <svg:title/>
        <svg:desc/>
      </draw:frame>
      <draw:frame draw:id="id63" presentation:style-name="a554" draw:name="Title 1" svg:x="0.91667in" svg:y="0.39931in" svg:width="11.5in" svg:height="1.44965in" presentation:class="title" presentation:placeholder="false">
        <draw:text-box>
          <text:p text:style-name="a553" text:class-names="" text:cond-style-name=""><text:span text:style-name="a551" text:class-names="">Click to edit Master title style</text:span><text:span text:style-name="a552" text:class-names=""/></text:p>
        </draw:text-box>
        <svg:title/>
        <svg:desc/>
      </draw:frame>
      <draw:frame draw:id="id64" presentation:style-name="a571" draw:name="Vertical Text Placeholder 2" svg:x="0.91667in" svg:y="1.99653in" svg:width="11.5in" svg:height="4.75868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Edit Master text styles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Second level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hird level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Fifth level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74" draw:name="Date Placeholder 3" svg:x="0.91667in" svg:y="6.95139in" svg:width="3in" svg:height="0.39931in" presentation:class="date-time" presentation:placeholder="false">
        <draw:text-box>
          <text:p text:style-name="a573" text:class-names="" text:cond-style-name=""><text:span text:style-name="a572" text:class-names="">29.7.2017</text:span></text:p>
        </draw:text-box>
        <svg:title/>
        <svg:desc/>
      </draw:frame>
      <draw:frame draw:id="id66" presentation:style-name="a577" draw:name="Footer Placeholder 4" svg:x="4.41667in" svg:y="6.95139in" svg:width="4.5in" svg:height="0.39931in" presentation:class="footer" presentation:placeholder="false">
        <draw:text-box>
          <text:p text:style-name="a576" text:class-names="" text:cond-style-name=""><text:span text:style-name="a575" text:class-names="">Esko Hanell, esjutaha@student.jyu.fi</text:span></text:p>
        </draw:text-box>
        <svg:title/>
        <svg:desc/>
      </draw:frame>
      <draw:frame draw:id="id67" presentation:style-name="a580" draw:name="Slide Number Placeholder 5" svg:x="9.41667in" svg:y="6.95139in" svg:width="3in" svg:height="0.39931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frame draw:id="id6" presentation:style-name="a583" draw:name="Header Placeholder 1" svg:x="0in" svg:y="0in" svg:width="3.25in" svg:height="0.50174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7" presentation:style-name="a587" draw:name="Date Placeholder 2" svg:x="4.24826in" svg:y="0in" svg:width="3.25in" svg:height="0.50174in" presentation:class="date-time" presentation:placeholder="false">
          <draw:text-box>
            <text:p text:style-name="a586" text:class-names="" text:cond-style-name=""><text:span text:style-name="a584" text:class-names=""><text:date text:fixed="false" style:data-style-name="a585">29.8.2017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88" draw:name="Slide Image Placeholder 3">
          <svg:title/>
          <svg:desc/>
        </draw:page-thumbnail>
        <draw:frame draw:id="id9" presentation:style-name="a604" draw:name="Notes Placeholder 4" svg:x="0.75in" svg:y="4.8125in" svg:width="6in" svg:height="3.9375in" presentation:class="notes" presentation:placeholder="false">
          <draw:text-box>
            <text:p text:style-name="a590" text:class-names="" text:cond-style-name=""><text:span text:style-name="a589" text:class-names="">Edit Master text styles</text:span></text:p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>Second level</text:span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p text:style-name="a595" text:class-names="" text:cond-style-name=""><text:span text:style-name="a5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p text:style-name="a598" text:class-names="" text:cond-style-name=""><text:span text:style-name="a5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list text:style-name="a603">
                              <text:list-item>
                                <text:p text:style-name="a602" text:class-names="" text:cond-style-name=""><text:span text:style-name="a600" text:class-names="">Fifth level</text:span><text:span text:style-name="a6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7" draw:name="Footer Placeholder 5" svg:x="0in" svg:y="9.49826in" svg:width="3.25in" svg:height="0.50174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1" presentation:style-name="a610" draw:name="Slide Number Placeholder 6" svg:x="4.24826in" svg:y="9.49826in" svg:width="3.25in" svg:height="0.50174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itleAndTx-Vertical-Title-and-Text" style:page-layout-name="pageLayout1" draw:style-name="a612">
      <draw:frame draw:id="id68" draw:layer="Master1-bg" draw:style-name="a613" draw:name="Picture 6" svg:x="12.1in" svg:y="0in" svg:width="1.23333in" svg:height="1.86017in" style:rel-width="scale" style:rel-height="scale">
        <draw:image xlink:href="media/image1.emf" xlink:type="simple" xlink:show="embed" xlink:actuate="onLoad"/>
        <svg:title/>
        <svg:desc/>
      </draw:frame>
      <draw:frame draw:id="id69" presentation:style-name="a617" draw:name="Vertical Title 1" svg:x="9.54167in" svg:y="0.39931in" svg:width="2.875in" svg:height="6.3559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70" presentation:style-name="a634" draw:name="Vertical Text Placeholder 2" svg:x="0.91667in" svg:y="0.39931in" svg:width="8.45833in" svg:height="6.3559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Edit Master text styles</text:span></text:p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 le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hird le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0" text:class-names="">Fifth level</text:span><text:span text:style-name="a6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37" draw:name="Date Placeholder 3" svg:x="0.91667in" svg:y="6.95139in" svg:width="3in" svg:height="0.39931in" presentation:class="date-time" presentation:placeholder="false">
        <draw:text-box>
          <text:p text:style-name="a636" text:class-names="" text:cond-style-name=""><text:span text:style-name="a635" text:class-names="">29.7.2017</text:span></text:p>
        </draw:text-box>
        <svg:title/>
        <svg:desc/>
      </draw:frame>
      <draw:frame draw:id="id72" presentation:style-name="a640" draw:name="Footer Placeholder 4" svg:x="4.41667in" svg:y="6.95139in" svg:width="4.5in" svg:height="0.39931in" presentation:class="footer" presentation:placeholder="false">
        <draw:text-box>
          <text:p text:style-name="a639" text:class-names="" text:cond-style-name=""><text:span text:style-name="a638" text:class-names="">Esko Hanell, esjutaha@student.jyu.fi</text:span></text:p>
        </draw:text-box>
        <svg:title/>
        <svg:desc/>
      </draw:frame>
      <draw:frame draw:id="id73" presentation:style-name="a643" draw:name="Slide Number Placeholder 5" svg:x="9.41667in" svg:y="6.95139in" svg:width="3in" svg:height="0.39931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presentation:notes style:page-layout-name="pageLayout2" draw:style-name="a674">
        <draw:frame draw:id="id6" presentation:style-name="a646" draw:name="Header Placeholder 1" svg:x="0in" svg:y="0in" svg:width="3.25in" svg:height="0.50174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50" draw:name="Date Placeholder 2" svg:x="4.24826in" svg:y="0in" svg:width="3.25in" svg:height="0.50174in" presentation:class="date-time" presentation:placeholder="false">
          <draw:text-box>
            <text:p text:style-name="a649" text:class-names="" text:cond-style-name=""><text:span text:style-name="a647" text:class-names=""><text:date text:fixed="false" style:data-style-name="a648">29.8.2017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51" draw:name="Slide Image Placeholder 3">
          <svg:title/>
          <svg:desc/>
        </draw:page-thumbnail>
        <draw:frame draw:id="id9" presentation:style-name="a667" draw:name="Notes Placeholder 4" svg:x="0.75in" svg:y="4.8125in" svg:width="6in" svg:height="3.9375in" presentation:class="notes" presentation:placeholder="false">
          <draw:text-box>
            <text:p text:style-name="a653" text:class-names="" text:cond-style-name=""><text:span text:style-name="a652" text:class-names="">Edit Master text styles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Second level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list text:style-name="a666">
                              <text:list-item>
                                <text:p text:style-name="a665" text:class-names="" text:cond-style-name=""><text:span text:style-name="a663" text:class-names="">Fifth level</text:span><text:span text:style-name="a6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70" draw:name="Footer Placeholder 5" svg:x="0in" svg:y="9.49826in" svg:width="3.25in" svg:height="0.50174in" presentation:class="footer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11" presentation:style-name="a673" draw:name="Slide Number Placeholder 6" svg:x="4.24826in" svg:y="9.49826in" svg:width="3.25in" svg:height="0.50174in" presentation:class="page-number" presentation:placeholder="false">
          <draw:text-box>
            <text:p text:style-name="a672" text:class-names="" text:cond-style-name=""><text:span text:style-name="a67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Hanell, Esko</meta:initial-creator>
    <dc:creator>Hanell, Esko</dc:creator>
    <meta:creation-date>2017-07-29T17:48:13Z</meta:creation-date>
    <dc:date>2017-08-28T23:35:51Z</dc:date>
    <meta:editing-cycles>9</meta:editing-cycles>
    <meta:editing-duration>PT10654S</meta:editing-duration>
    <meta:document-statistic meta:paragraph-count="93" meta:word-count="490"/>
  </office:meta>
</office:document-meta>
</file>